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1E047AC4D04F5A19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03cm" svg:x="1.101cm" svg:y="1cm">
          <draw:image xlink:href="Pictures/100000000000035C000001E047AC4D04F5A190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4T11:37:09.171537214</dc:date>
    <meta:editing-duration>PT11M12S</meta:editing-duration>
    <meta:editing-cycles>3</meta:editing-cycles>
    <meta:generator>LibreOffice/5.1.6.2$Linux_X86_64 LibreOffice_project/10m0$Build-2</meta:generator>
    <meta:document-statistic meta:object-count="1"/>
  </office:meta>
</office:document-meta>
</file>